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Calibri" style:font-name-asian="Droid Sans Fallback" style:font-name-complex="Calibri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99">
      <style:table-cell-properties style:rotation-align="none"/>
    </style:style>
    <style:style style:name="ce4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 <text:a xlink:href="mailto:sulemaga@mail.com" xlink:type="simple">sulemaga@mail.com</text:a>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_addon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hid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renaming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private_group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_group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_dropdow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essions_nd_help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etting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hell_ce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plit_coalesc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tar_cou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to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verify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orkspac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3:32:37.990264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100</meta:editing-cycles>
    <meta:print-date>2015-08-11T07:19:34</meta:print-date>
    <meta:creation-date>2015-08-11T07:17:40</meta:creation-date>
    <dc:date>2016-11-28T13:32:47.590019717</dc:date>
    <meta:editing-duration>P2DT20H48M2S</meta:editing-duration>
    <meta:generator>LibreOffice/4.2.8.2$Linux_X86_64 LibreOffice_project/420m0$Build-2</meta:generator>
    <meta:document-statistic meta:table-count="1" meta:cell-count="84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